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Roboto Light" svg:font-family="'Roboto Light'"/>
    <style:font-face style:name="Spica Neue Light" svg:font-family="'Spica Neue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textarea-vertical-align="middle" fo:min-height="0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none" draw:fill="none" draw:textarea-vertical-align="middle" fo:min-height="1.65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0.254cm" fo:min-width="2.54cm" fo:padding-top="0.071cm" fo:padding-bottom="0.071cm" fo:padding-left="0.071cm" fo:padding-right="0.07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85cm" fo:min-width="0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text-transform="uppercase"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text-transform="uppercase" fo:color="#000000" style:font-name="Calibri" fo:font-size="6pt" style:font-name-asian="Calibri" style:font-size-asian="6pt" style:font-name-complex="Calibri" style:font-size-complex="6pt"/>
    </style:style>
    <style:style style:name="T3" style:family="text">
      <style:text-properties fo:color="#000000" style:font-name="Calibri" fo:font-size="8pt" fo:background-color="#ffffff" style:font-name-asian="Calibri" style:font-size-asian="8pt" style:font-name-complex="Calibri" style:font-size-complex="8pt"/>
    </style:style>
    <style:style style:name="T4" style:family="text">
      <style:text-properties fo:color="#000000" style:font-name="Calibri" fo:font-size="6pt" fo:background-color="#ffffff" style:font-name-asian="Calibri" style:font-size-asian="6pt" style:font-name-complex="Calibri" style:font-size-complex="6pt"/>
    </style:style>
    <style:style style:name="T5" style:family="text"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7" style:family="text"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8" style:family="text">
      <style:text-properties fo:color="#000000" style:font-name="Calibri" fo:font-size="16pt" style:font-name-asian="Calibri" style:font-size-asian="16pt" style:font-name-complex="Calibri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0.9cm" svg:height="0.9cm" svg:x="3.5cm" svg:y="3.3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9cm" svg:x="3.5cm" svg:y="3.3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3.5cm" svg:y="3.35cm">
            <draw:text-box>
              <text:p text:style-name="P3"><text:span text:style-name="T1">X</text:span><text:span text:style-name="T2">1</text:span></text:p>
            </draw:text-box>
          </draw:frame>
        </draw:g>
        <draw:g>
          <draw:g>
            <draw:path draw:style-name="gr1" draw:text-style-name="P1" draw:layer="layout" svg:width="0.9cm" svg:height="0.9cm" svg:x="3.5cm" svg:y="5.1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9cm" svg:x="3.5cm" svg:y="5.1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3.5cm" svg:y="5.1cm">
            <draw:text-box>
              <text:p text:style-name="P3"><text:span text:style-name="T1">X</text:span><text:span text:style-name="T2">2</text:span></text:p>
            </draw:text-box>
          </draw:frame>
        </draw:g>
        <draw:g>
          <draw:g>
            <draw:path draw:style-name="gr1" draw:text-style-name="P1" draw:layer="layout" svg:width="0.9cm" svg:height="0.9cm" svg:x="3.5cm" svg:y="6.8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9cm" svg:x="3.5cm" svg:y="6.85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3.5cm" svg:y="6.85cm">
            <draw:text-box>
              <text:p text:style-name="P3"><text:span text:style-name="T1">X</text:span><text:span text:style-name="T2">3</text:span></text:p>
            </draw:text-box>
          </draw:frame>
        </draw:g>
        <draw:g>
          <draw:g>
            <draw:path draw:style-name="gr1" draw:text-style-name="P1" draw:layer="layout" svg:width="0.9cm" svg:height="0.9cm" svg:x="3.5cm" svg:y="10.1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9cm" svg:x="3.5cm" svg:y="10.1cm" svg:viewBox="0 0 901 901" svg:d="M0 451c0-83 19-153 60-225 42-72 93-124 165-165 72-42 143-61 226-61 82 0 153 19 225 61 72 41 123 93 165 165 41 72 60 142 60 225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3.5cm" svg:y="10.1cm">
            <draw:text-box>
              <text:p text:style-name="P3"><text:span text:style-name="T1">X</text:span><text:span text:style-name="T2">20</text:span></text:p>
            </draw:text-box>
          </draw:frame>
        </draw:g>
        <draw:g>
          <draw:g>
            <draw:path draw:style-name="gr1" draw:text-style-name="P1" draw:layer="layout" svg:width="0.9cm" svg:height="0.901cm" svg:x="6.8cm" svg:y="2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  <draw:path draw:style-name="gr2" draw:text-style-name="P2" draw:layer="layout" svg:width="0.9cm" svg:height="0.901cm" svg:x="6.8cm" svg:y="2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</draw:g>
          <draw:frame draw:style-name="gr3" draw:text-style-name="P2" draw:layer="layout" svg:width="0.9cm" svg:height="0.9cm" svg:x="6.8cm" svg:y="2.1cm">
            <draw:text-box>
              <text:p text:style-name="P3"><text:span text:style-name="T1">z</text:span><text:span text:style-name="T2">1</text:span></text:p>
            </draw:text-box>
          </draw:frame>
        </draw:g>
        <draw:g>
          <draw:g>
            <draw:path draw:style-name="gr1" draw:text-style-name="P1" draw:layer="layout" svg:width="0.9cm" svg:height="0.901cm" svg:x="6.8cm" svg:y="4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  <draw:path draw:style-name="gr2" draw:text-style-name="P2" draw:layer="layout" svg:width="0.9cm" svg:height="0.901cm" svg:x="6.8cm" svg:y="4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</draw:g>
          <draw:frame draw:style-name="gr3" draw:text-style-name="P2" draw:layer="layout" svg:width="0.9cm" svg:height="0.9cm" svg:x="6.8cm" svg:y="4.1cm">
            <draw:text-box>
              <text:p text:style-name="P3"><text:span text:style-name="T1">z</text:span><text:span text:style-name="T2">2</text:span></text:p>
            </draw:text-box>
          </draw:frame>
        </draw:g>
        <draw:g>
          <draw:g>
            <draw:path draw:style-name="gr1" draw:text-style-name="P1" draw:layer="layout" svg:width="0.9cm" svg:height="0.901cm" svg:x="6.8cm" svg:y="6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  <draw:path draw:style-name="gr2" draw:text-style-name="P2" draw:layer="layout" svg:width="0.9cm" svg:height="0.901cm" svg:x="6.8cm" svg:y="6.1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</draw:g>
          <draw:frame draw:style-name="gr3" draw:text-style-name="P2" draw:layer="layout" svg:width="0.9cm" svg:height="0.9cm" svg:x="6.8cm" svg:y="6.1cm">
            <draw:text-box>
              <text:p text:style-name="P3"><text:span text:style-name="T1">z</text:span><text:span text:style-name="T2">3</text:span></text:p>
            </draw:text-box>
          </draw:frame>
        </draw:g>
        <draw:g>
          <draw:g>
            <draw:path draw:style-name="gr1" draw:text-style-name="P1" draw:layer="layout" svg:width="0.9cm" svg:height="0.901cm" svg:x="6.8cm" svg:y="8.75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  <draw:path draw:style-name="gr2" draw:text-style-name="P2" draw:layer="layout" svg:width="0.9cm" svg:height="0.901cm" svg:x="6.8cm" svg:y="8.75cm" svg:viewBox="0 0 901 902" svg:d="M0 451c0-83 19-154 60-225 42-72 93-124 165-166 72-41 143-60 225-60 83 0 154 19 226 60 72 42 123 94 165 166 41 71 60 142 60 225 0 83-19 154-60 226-42 71-93 123-165 165-72 41-143 60-225 60-83 0-154-19-226-60-72-42-123-94-165-165-41-72-60-143-60-226z">
              <text:p/>
            </draw:path>
          </draw:g>
          <draw:frame draw:style-name="gr3" draw:text-style-name="P2" draw:layer="layout" svg:width="0.9cm" svg:height="0.9cm" svg:x="6.8cm" svg:y="8.75cm">
            <draw:text-box>
              <text:p text:style-name="P3"><text:span text:style-name="T1">z</text:span><text:span text:style-name="T2">j</text:span></text:p>
            </draw:text-box>
          </draw:frame>
        </draw:g>
        <draw:g>
          <draw:g>
            <draw:path draw:style-name="gr1" draw:text-style-name="P1" draw:layer="layout" svg:width="0.9cm" svg:height="0.88cm" svg:x="10.1cm" svg:y="2.6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  <text:p/>
            </draw:path>
            <draw:path draw:style-name="gr2" draw:text-style-name="P2" draw:layer="layout" svg:width="0.9cm" svg:height="0.88cm" svg:x="10.1cm" svg:y="2.6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  <text:p/>
            </draw:path>
          </draw:g>
          <draw:frame draw:style-name="gr3" draw:text-style-name="P2" draw:layer="layout" svg:width="0.9cm" svg:height="0.9cm" svg:x="10.1cm" svg:y="2.6cm">
            <draw:text-box>
              <text:p text:style-name="P3"><text:span text:style-name="T1">Y</text:span><text:span text:style-name="T2">1</text:span></text:p>
            </draw:text-box>
          </draw:frame>
        </draw:g>
        <draw:g>
          <draw:g>
            <draw:path draw:style-name="gr1" draw:text-style-name="P1" draw:layer="layout" svg:width="0.9cm" svg:height="0.88cm" svg:x="10.1cm" svg:y="4.6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  <text:p/>
            </draw:path>
            <draw:path draw:style-name="gr2" draw:text-style-name="P2" draw:layer="layout" svg:width="0.9cm" svg:height="0.88cm" svg:x="10.1cm" svg:y="4.6cm" svg:viewBox="0 0 901 881" svg:d="M0 451c0-83 19-153 60-225 42-72 93-124 165-165 72-42 143-61 226-61 82 0 153 19 225 61 72 41 123 93 165 165 41 72 60 142 60 225-4 75-22 139-60 204-41 72-93 124-165 165-72 42-142 61-225 61-84 0-154-19-226-61-72-41-124-93-165-165-38-65-56-129-60-204z">
              <text:p/>
            </draw:path>
          </draw:g>
          <draw:frame draw:style-name="gr3" draw:text-style-name="P2" draw:layer="layout" svg:width="0.9cm" svg:height="0.9cm" svg:x="10.1cm" svg:y="4.6cm">
            <draw:text-box>
              <text:p text:style-name="P3"><text:span text:style-name="T1">Y</text:span><text:span text:style-name="T2">2</text:span></text:p>
            </draw:text-box>
          </draw:frame>
        </draw:g>
        <draw:g>
          <draw:g>
            <draw:path draw:style-name="gr1" draw:text-style-name="P1" draw:layer="layout" svg:width="0.9cm" svg:height="0.879cm" svg:x="10.1cm" svg:y="9.5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879cm" svg:x="10.1cm" svg:y="9.5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10.1cm" svg:y="9.5cm">
            <draw:text-box>
              <text:p text:style-name="P3"><text:span text:style-name="T1">Y</text:span><text:span text:style-name="T2">14</text:span></text:p>
            </draw:text-box>
          </draw:frame>
        </draw:g>
        <draw:g>
          <draw:line draw:style-name="gr4" draw:text-style-name="P2" draw:layer="layout" svg:x1="4.349cm" svg:y1="3.592cm" svg:x2="6.801cm" svg:y2="2.55cm">
            <text:p/>
          </draw:line>
          <draw:frame draw:style-name="gr5" draw:text-style-name="P2" draw:layer="layout" svg:width="2.663cm" svg:height="0.423cm" draw:transform="rotate (0.401774793809095) translate (4.266cm 3.397cm)">
            <draw:text-box>
              <text:p text:style-name="P3"><text:span text:style-name="T3">V</text:span><text:span text:style-name="T4">10</text:span></text:p>
            </draw:text-box>
          </draw:frame>
        </draw:g>
        <draw:line draw:style-name="gr6" draw:text-style-name="P2" draw:layer="layout" svg:x1="4.4cm" svg:y1="3.8cm" svg:x2="6.801cm" svg:y2="4.551cm">
          <text:p/>
        </draw:line>
        <draw:g>
          <draw:line draw:style-name="gr4" draw:text-style-name="P2" draw:layer="layout" svg:x1="7.7cm" svg:y1="2.55cm" svg:x2="10.101cm" svg:y2="3.051cm">
            <text:p/>
          </draw:line>
          <draw:frame draw:style-name="gr5" draw:text-style-name="P2" draw:layer="layout" svg:width="2.452cm" svg:height="0.423cm" draw:transform="rotate (-0.205425252959732) translate (7.743cm 2.343cm)">
            <draw:text-box>
              <text:p text:style-name="P3"><text:span text:style-name="T3">V</text:span><text:span text:style-name="T4">10</text:span></text:p>
            </draw:text-box>
          </draw:frame>
        </draw:g>
        <draw:line draw:style-name="gr6" draw:text-style-name="P2" draw:layer="layout" svg:x1="7.173cm" svg:y1="16.274cm" svg:x2="10.874cm" svg:y2="14.673cm">
          <text:p/>
        </draw:line>
        <draw:line draw:style-name="gr6" draw:text-style-name="P2" draw:layer="layout" svg:x1="8.064cm" svg:y1="17.165cm" svg:x2="11.765cm" svg:y2="15.564cm">
          <text:p/>
        </draw:line>
        <draw:line draw:style-name="gr6" draw:text-style-name="P2" draw:layer="layout" svg:x1="8.955cm" svg:y1="18.056cm" svg:x2="12.656cm" svg:y2="16.455cm">
          <text:p/>
        </draw:line>
        <draw:g>
          <draw:line draw:style-name="gr4" draw:text-style-name="P2" draw:layer="layout" svg:x1="4.4cm" svg:y1="3.8cm" svg:x2="6.801cm" svg:y2="4.551cm">
            <text:p/>
          </draw:line>
          <draw:frame draw:style-name="gr5" draw:text-style-name="P2" draw:layer="layout" svg:width="2.514cm" svg:height="0.423cm" draw:transform="rotate (-0.302814625221017) translate (4.463cm 3.599cm)">
            <draw:text-box>
              <text:p text:style-name="P3"><text:span text:style-name="T3">V</text:span><text:span text:style-name="T4">20</text:span></text:p>
            </draw:text-box>
          </draw:frame>
        </draw:g>
        <draw:line draw:style-name="gr4" draw:text-style-name="P2" draw:layer="layout" svg:x1="4.344cm" svg:y1="4.017cm" svg:x2="6.801cm" svg:y2="6.551cm">
          <text:p/>
        </draw:line>
        <draw:line draw:style-name="gr4" draw:text-style-name="P2" draw:layer="layout" svg:x1="4.137cm" svg:y1="4.209cm" svg:x2="6.8cm" svg:y2="9.201cm">
          <text:p/>
        </draw:line>
        <draw:line draw:style-name="gr6" draw:text-style-name="P2" draw:layer="layout" svg:x1="4.4cm" svg:y1="5.551cm" svg:x2="6.801cm" svg:y2="4.55cm">
          <text:p/>
        </draw:line>
        <draw:line draw:style-name="gr6" draw:text-style-name="P2" draw:layer="layout" svg:x1="4.228cm" svg:y1="5.197cm" svg:x2="6.802cm" svg:y2="2.55cm">
          <text:p/>
        </draw:line>
        <draw:line draw:style-name="gr6" draw:text-style-name="P2" draw:layer="layout" svg:x1="4.4cm" svg:y1="7.301cm" svg:x2="6.801cm" svg:y2="2.55cm">
          <text:p/>
        </draw:line>
        <draw:line draw:style-name="gr4" draw:text-style-name="P2" draw:layer="layout" svg:x1="4.293cm" svg:y1="10.259cm" svg:x2="6.801cm" svg:y2="2.55cm">
          <text:p/>
        </draw:line>
        <draw:line draw:style-name="gr6" draw:text-style-name="P2" draw:layer="layout" svg:x1="4.4cm" svg:y1="5.55cm" svg:x2="6.801cm" svg:y2="6.551cm">
          <text:p/>
        </draw:line>
        <draw:line draw:style-name="gr6" draw:text-style-name="P2" draw:layer="layout" svg:x1="4.316cm" svg:y1="5.812cm" svg:x2="6.801cm" svg:y2="9.201cm">
          <text:p/>
        </draw:line>
        <draw:line draw:style-name="gr6" draw:text-style-name="P2" draw:layer="layout" svg:x1="4.4cm" svg:y1="7.301cm" svg:x2="6.801cm" svg:y2="4.55cm">
          <text:p/>
        </draw:line>
        <draw:line draw:style-name="gr6" draw:text-style-name="P2" draw:layer="layout" svg:x1="4.4cm" svg:y1="7.301cm" svg:x2="6.801cm" svg:y2="6.55cm">
          <text:p/>
        </draw:line>
        <draw:line draw:style-name="gr6" draw:text-style-name="P2" draw:layer="layout" svg:x1="4.4cm" svg:y1="7.3cm" svg:x2="6.801cm" svg:y2="9.201cm">
          <text:p/>
        </draw:line>
        <draw:line draw:style-name="gr4" draw:text-style-name="P2" draw:layer="layout" svg:x1="4.347cm" svg:y1="10.339cm" svg:x2="6.801cm" svg:y2="4.55cm">
          <text:p/>
        </draw:line>
        <draw:g>
          <draw:line draw:style-name="gr4" draw:text-style-name="P2" draw:layer="layout" svg:x1="4.4cm" svg:y1="10.551cm" svg:x2="6.801cm" svg:y2="6.55cm">
            <text:p/>
          </draw:line>
          <draw:frame draw:style-name="gr5" draw:text-style-name="P2" draw:layer="layout" svg:width="4.665cm" svg:height="0.423cm" draw:transform="rotate (1.03044239037745) translate (4.219cm 10.441cm)">
            <draw:text-box>
              <text:p text:style-name="P3"><text:span text:style-name="T3">V</text:span><text:span text:style-name="T4">3 20</text:span></text:p>
            </draw:text-box>
          </draw:frame>
        </draw:g>
        <draw:g>
          <draw:line draw:style-name="gr4" draw:text-style-name="P2" draw:layer="layout" svg:x1="4.328cm" svg:y1="10.795cm" svg:x2="6.801cm" svg:y2="9.2cm">
            <text:p/>
          </draw:line>
          <draw:frame draw:style-name="gr5" draw:text-style-name="P2" draw:layer="layout" svg:width="2.941cm" svg:height="0.423cm" draw:transform="rotate (0.57264252757934) translate (4.214cm 10.617cm)">
            <draw:text-box>
              <text:p text:style-name="P3"><text:span text:style-name="T3">V</text:span><text:span text:style-name="T4">j</text:span><text:span text:style-name="T3"> </text:span><text:span text:style-name="T4">20</text:span></text:p>
            </draw:text-box>
          </draw:frame>
        </draw:g>
        <draw:g>
          <draw:line draw:style-name="gr4" draw:text-style-name="P2" draw:layer="layout" svg:x1="7.643cm" svg:y1="2.769cm" svg:x2="10.101cm" svg:y2="5.051cm">
            <text:p/>
          </draw:line>
          <draw:frame draw:style-name="gr5" draw:text-style-name="P2" draw:layer="layout" svg:width="3.353cm" svg:height="0.423cm" draw:transform="rotate (-0.748397183255168) translate (7.787cm 2.614cm)">
            <draw:text-box>
              <text:p text:style-name="P3"><text:span text:style-name="T3">V</text:span><text:span text:style-name="T4">20</text:span></text:p>
            </draw:text-box>
          </draw:frame>
        </draw:g>
        <draw:line draw:style-name="gr4" draw:text-style-name="P2" draw:layer="layout" svg:x1="7.544cm" svg:y1="2.891cm" svg:x2="10.102cm" svg:y2="7.051cm">
          <text:p/>
        </draw:line>
        <draw:line draw:style-name="gr4" draw:text-style-name="P2" draw:layer="layout" svg:x1="7.25cm" svg:y1="3cm" svg:x2="10.101cm" svg:y2="9.951cm">
          <text:p/>
        </draw:line>
        <draw:line draw:style-name="gr4" draw:text-style-name="P2" draw:layer="layout" svg:x1="7.7cm" svg:y1="4.55cm" svg:x2="10.101cm" svg:y2="5.051cm">
          <text:p/>
        </draw:line>
        <draw:line draw:style-name="gr4" draw:text-style-name="P2" draw:layer="layout" svg:x1="7.597cm" svg:y1="4.837cm" svg:x2="10.101cm" svg:y2="7.051cm">
          <text:p/>
        </draw:line>
        <draw:line draw:style-name="gr4" draw:text-style-name="P2" draw:layer="layout" svg:x1="7.25cm" svg:y1="5cm" svg:x2="10.101cm" svg:y2="9.951cm">
          <text:p/>
        </draw:line>
        <draw:line draw:style-name="gr6" draw:text-style-name="P2" draw:layer="layout" svg:x1="7.7cm" svg:y1="4.551cm" svg:x2="10.101cm" svg:y2="3.05cm">
          <text:p/>
        </draw:line>
        <draw:line draw:style-name="gr6" draw:text-style-name="P2" draw:layer="layout" svg:x1="7.7cm" svg:y1="6.551cm" svg:x2="10.101cm" svg:y2="3.05cm">
          <text:p/>
        </draw:line>
        <draw:line draw:style-name="gr4" draw:text-style-name="P2" draw:layer="layout" svg:x1="7.598cm" svg:y1="8.916cm" svg:x2="10.101cm" svg:y2="3.05cm">
          <text:p/>
        </draw:line>
        <draw:line draw:style-name="gr6" draw:text-style-name="P2" draw:layer="layout" svg:x1="7.7cm" svg:y1="6.551cm" svg:x2="10.101cm" svg:y2="5.05cm">
          <text:p/>
        </draw:line>
        <draw:line draw:style-name="gr6" draw:text-style-name="P2" draw:layer="layout" svg:x1="7.658cm" svg:y1="6.74cm" svg:x2="10.101cm" svg:y2="7.051cm">
          <text:p/>
        </draw:line>
        <draw:line draw:style-name="gr6" draw:text-style-name="P2" draw:layer="layout" svg:x1="7.609cm" svg:y1="6.821cm" svg:x2="10.101cm" svg:y2="9.951cm">
          <text:p/>
        </draw:line>
        <draw:line draw:style-name="gr4" draw:text-style-name="P2" draw:layer="layout" svg:x1="7.7cm" svg:y1="9.201cm" svg:x2="10.101cm" svg:y2="5.05cm">
          <text:p/>
        </draw:line>
        <draw:g>
          <draw:line draw:style-name="gr4" draw:text-style-name="P2" draw:layer="layout" svg:x1="7.642cm" svg:y1="9.423cm" svg:x2="10.101cm" svg:y2="7.05cm">
            <text:p/>
          </draw:line>
          <draw:frame draw:style-name="gr5" draw:text-style-name="P2" draw:layer="layout" svg:width="3.416cm" svg:height="0.423cm" draw:transform="rotate (0.767421272101907) translate (7.496cm 9.27cm)">
            <draw:text-box>
              <text:p text:style-name="P3"><text:span text:style-name="T3">V</text:span><text:span text:style-name="T4">3j</text:span></text:p>
            </draw:text-box>
          </draw:frame>
        </draw:g>
        <draw:g>
          <draw:line draw:style-name="gr4" draw:text-style-name="P2" draw:layer="layout" svg:x1="7.642cm" svg:y1="9.422cm" svg:x2="10.101cm" svg:y2="9.951cm">
            <text:p/>
          </draw:line>
          <draw:frame draw:style-name="gr5" draw:text-style-name="P2" draw:layer="layout" svg:width="2.515cm" svg:height="0.423cm" draw:transform="rotate (-0.211708438266913) translate (7.686cm 9.216cm)">
            <draw:text-box>
              <text:p text:style-name="P3"><text:span text:style-name="T3">V</text:span><text:span text:style-name="T4">j j</text:span></text:p>
            </draw:text-box>
          </draw:frame>
        </draw:g>
        <draw:frame draw:style-name="gr7" draw:text-style-name="P2" draw:layer="layout" svg:width="0.5cm" svg:height="2.624cm" svg:x="3.7cm" svg:y="7.588cm">
          <draw:text-box>
            <text:p text:style-name="P3"><text:span text:style-name="T5">.</text:span></text:p>
            <text:p text:style-name="P3"><text:span text:style-name="T5">.</text:span></text:p>
            <text:p text:style-name="P3"><text:span text:style-name="T5">.</text:span></text:p>
            <text:p text:style-name="P3"><text:span text:style-name="T6"/></text:p>
          </draw:text-box>
        </draw:frame>
        <draw:frame draw:style-name="gr8" draw:text-style-name="P2" draw:layer="layout" svg:width="0.378cm" svg:height="2.712cm" svg:x="7.061cm" svg:y="6.644cm">
          <draw:text-box>
            <text:p text:style-name="P3"><text:span text:style-name="T7">.</text:span></text:p>
            <text:p text:style-name="P3"><text:span text:style-name="T7">.</text:span></text:p>
            <text:p text:style-name="P3"><text:span text:style-name="T7">.</text:span></text:p>
            <text:p text:style-name="P3"><text:span text:style-name="T8"/></text:p>
          </draw:text-box>
        </draw:frame>
        <draw:custom-shape draw:style-name="gr9" draw:text-style-name="P5" draw:layer="layout" svg:width="0.4cm" svg:height="2.1cm" svg:x="10.4cm" svg:y="7.3cm">
          <text:p text:style-name="P4">.</text:p>
          <text:p text:style-name="P4">.</text:p>
          <text:p text:style-name="P4">.</text:p>
          <draw:enhanced-geometry svg:viewBox="0 0 21600 21600" draw:type="rectangle" draw:enhanced-path="M 0 0 L 21600 0 21600 21600 0 21600 0 0 Z N"/>
        </draw:custom-shape>
        <draw:g>
          <draw:g>
            <draw:path draw:style-name="gr1" draw:text-style-name="P1" draw:layer="layout" svg:width="0.9cm" svg:height="0.879cm" svg:x="10.1cm" svg:y="6.6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  <draw:path draw:style-name="gr2" draw:text-style-name="P2" draw:layer="layout" svg:width="0.9cm" svg:height="0.879cm" svg:x="10.1cm" svg:y="6.6cm" svg:viewBox="0 0 901 880" svg:d="M0 430c4-75 22-139 60-204 41-72 93-124 165-165 72-42 142-61 226-61 83 0 153 19 225 61 72 41 124 93 165 165 38 65 56 129 60 204 0 83-19 153-60 225-42 72-93 124-165 165-72 42-143 60-225 60-83 0-154-18-226-60-72-41-123-93-165-165-41-72-60-142-60-225z">
              <text:p/>
            </draw:path>
          </draw:g>
          <draw:frame draw:style-name="gr3" draw:text-style-name="P2" draw:layer="layout" svg:width="0.9cm" svg:height="0.9cm" svg:x="10.1cm" svg:y="6.6cm">
            <draw:text-box>
              <text:p text:style-name="P3"><text:span text:style-name="T1">Y</text:span><text:span text:style-name="T2">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Roboto Light" svg:font-family="'Roboto Light'"/>
    <style:font-face style:name="Spica Neue Light" svg:font-family="'Spica Neue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5T22:06:29.780000000</dc:date>
    <meta:editing-duration>PT5M8S</meta:editing-duration>
    <meta:editing-cycles>1</meta:editing-cycles>
    <meta:document-statistic meta:object-count="115"/>
    <meta:generator>LibreOffice/5.4.1.2$Windows_x86 LibreOffice_project/ea7cb86e6eeb2bf3a5af73a8f7777ac570321527</meta:generator>
  </office:meta>
</office:document-meta>
</file>